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56f" officeooo:paragraph-rsid="000bf5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it 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9T13:03:26.420905384</meta:creation-date>
    <dc:date>2023-11-09T13:04:01.697679648</dc:date>
    <meta:editing-duration>PT36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6.4.7.2$Linux_X86_64 LibreOffice_project/40$Build-2</meta:generator>
  </office:meta>
</office:document-meta>
</file>